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1a5ed8" officeooo:paragraph-rsid="001a5ed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5ed8" officeooo:paragraph-rsid="001a5ed8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1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1in" fo:margin-right="0in" fo:margin-top="0.1665in" fo:margin-bottom="0.1665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1665in" fo:margin-bottom="0in" style:contextual-spacing="false" fo:line-height="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in" fo:margin-right="0in" fo:margin-top="0.1665in" fo:margin-bottom="0in" style:contextual-spacing="false" fo:line-height="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a5ed8" officeooo:paragraph-rsid="001a5ed8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left="2.5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.1665in" fo:margin-bottom="0in" style:contextual-spacing="false" fo:line-height="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0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21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2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font-weight="bold" fo:background-color="transparent"/>
    </style:style>
    <style:style style:name="P23" style:family="paragraph" style:parent-style-name="Text_20_body">
      <style:paragraph-properties fo:margin-top="0.1665in" fo:margin-bottom="0in" style:contextual-spacing="false" fo:line-height="8%" style:writing-mode="lr-tb"/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font-weight="bold" fo:background-color="transparent"/>
    </style:style>
    <style:style style:name="P2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font-name="Arial" fo:font-size="11pt" fo:font-style="italic" style:text-underline-style="solid" style:text-underline-width="auto" style:text-underline-color="font-color" fo:font-weight="normal" fo:background-color="transparent"/>
    </style:style>
    <style:style style:name="P25" style:family="paragraph" style:parent-style-name="Text_20_body">
      <style:text-properties fo:font-weight="normal"/>
    </style:style>
    <style:style style:name="P26" style:family="paragraph" style:parent-style-name="Text_20_body">
      <style:paragraph-properties fo:margin-top="0in" fo:margin-bottom="0in" style:contextual-spacing="false" fo:line-height="138%" style:writing-mode="lr-tb"/>
      <style:text-properties fo:font-weight="normal"/>
    </style:style>
    <style:style style:name="P27" style:family="paragraph" style:parent-style-name="Text_20_body">
      <style:paragraph-properties fo:margin-top="0.1665in" fo:margin-bottom="0.1665in" style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loext:opacity="100%" style:font-name="Arial" fo:font-size="11pt" fo:font-style="italic" style:text-underline-style="solid" style:text-underline-width="auto" style:text-underline-color="font-color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style:font-name="Arial" fo:font-size="11pt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GROUP 2</text:p>
      <text:p text:style-name="P1">MICHAEL ORINA</text:p>
      <text:p text:style-name="P1">JAMES RIRI</text:p>
      <text:p text:style-name="P1">BRUNO TOWETT</text:p>
      <text:p text:style-name="P1"/>
      <text:p text:style-name="P1"/>
      <text:p text:style-name="P1">funcDeclaration → func, fName, (param), [], ;</text:p>
      <text:p text:style-name="P1">fName → camelCase format, a-z, A-Z, underscore</text:p>
      <text:p text:style-name="P1">param → (), paramName, separated by comma, case sensitive, in, out, inout</text:p>
      <text:p text:style-name="P1">paramName → a-z, A-Z, underscore</text:p>
      <text:p text:style-name="P1">in → passes value to the subprogram being called</text:p>
      <text:p text:style-name="P1">out → returns value to the caller of the subprogram</text:p>
      <text:p text:style-name="P1">inout →passes initial values to the subprogram being called and returns updated value to the caller</text:p>
      <text:p text:style-name="P1"/>
      <text:p text:style-name="P2">Example:</text:p>
      <text:p text:style-name="P1"/>
      <text:p text:style-name="P1">func isGood (meat, rice, inout)[</text:p>
      <text:p text:style-name="P1"/>
      <text:p text:style-name="P1">];</text:p>
      <text:p text:style-name="P1"/>
      <text:p text:style-name="P1"/>
      <text:p text:style-name="P9"><text:bookmark text:name="docs-internal-guid-64afcd73-7fff-9f5a-9a8c-1d6240d8a309"/>Statement →varDeclaration;| fnDeclaration;| fnCall;|comment;|varAssignment;|</text:p>
      <text:p text:style-name="P4">conditionStatement;</text:p>
      <text:p text:style-name="P18">Function Declaration</text:p>
      <text:p text:style-name="P18">Steve Ogaro</text:p>
      <text:p text:style-name="P18">Edwin Kipchirchir</text:p>
      <text:p text:style-name="P18">Kennedy Nyakundi</text:p>
      <text:p text:style-name="P17">Function Declaration – Return type function name, function parameter</text:p>
      <text:p text:style-name="P17">Return type – nambari, ndioaula</text:p>
      <text:p text:style-name="P17">Function name – [A-Z] [a-z] [0-9]</text:p>
      <text:p text:style-name="P17">Function paramenter – nambari, ndioaula</text:p>
      <text:p text:style-name="P17">Example – nambari subtractValue (nambari a, nambari b)</text:p>
      <text:p text:style-name="P3"><text:soft-page-break/>u</text:p>
      <text:p text:style-name="Text_20_body"/>
      <text:p text:style-name="P20">GROUP COMMENTS</text:p>
      <text:p text:style-name="Text_20_body"/>
      <text:p text:style-name="P10">Levy Wesonga</text:p>
      <text:p text:style-name="P10">Karani Daniel</text:p>
      <text:p text:style-name="P10">Antony  Odoyo</text:p>
      <text:p text:style-name="P10">Cindy Talia</text:p>
      <text:p text:style-name="Text_20_body"/>
      <text:p text:style-name="P3">Comment → singleLine | multipleLines</text:p>
      <text:p text:style-name="P3">SingleLine → Delimeter String</text:p>
      <text:p text:style-name="P3">Delimeter → #</text:p>
      <text:p text:style-name="P3">MultipleLines →## </text:p>
      <text:p text:style-name="Text_20_body"/>
      <text:p text:style-name="P21">GROUP</text:p>
      <text:p text:style-name="P11">Gloria Cherotich-SCII/00828/2019</text:p>
      <text:p text:style-name="P11">Peter Mwangi- SCII/00698/2017</text:p>
      <text:p text:style-name="P11">Meshack Makira- SCII/00815/2019</text:p>
      <text:p text:style-name="Text_20_body"/>
      <text:p text:style-name="P22">Function Call</text:p>
      <text:p text:style-name="P3">FnCall    --&gt; FnName &lt;Params&gt;;</text:p>
      <text:p text:style-name="P3">Params  ---&gt; VarName, VarDataType( nambari )</text:p>
      <text:p text:style-name="Text_20_body"/>
      <text:p text:style-name="P26"><text:span text:style-name="T1">Example</text:span><text:span text:style-name="T2">: Postfix&lt; nam results &gt;;</text:span></text:p>
      <text:p text:style-name="Text_20_body"/>
      <text:p text:style-name="P12">Group 1</text:p>
      <text:p text:style-name="P12">Calvin nyakundi</text:p>
      <text:p text:style-name="P12">Evans munene</text:p>
      <text:p text:style-name="P12">Steve omondi</text:p>
      <text:p text:style-name="P13">Assignment Topic: VarType</text:p>
      <text:p text:style-name="P27"><text:span text:style-name="T2">VarType     -&gt;     Primitive | UserDefined| Undefined</text:span></text:p>
      <text:p text:style-name="P27"><text:soft-page-break/><text:span text:style-name="T2">Primitive       -&gt;  Nambari | Char | String | NdioAuLa</text:span></text:p>
      <text:p text:style-name="P27"><text:span text:style-name="T2">Nambari      -&gt;   [-9 - 9]+  eg 1, 123, 999, -932</text:span></text:p>
      <text:p text:style-name="P5">Char            -&gt;    ’[a-z A-Z  0-9]’      eg ‘a’, ‘9’</text:p>
      <text:p text:style-name="P27"><text:span text:style-name="T2">String     -&gt;         </text:span><text:span text:style-name="T4">“</text:span><text:span text:style-name="T2">[a-z A-Z  0-9]+”  i.e “abc”</text:span></text:p>
      <text:p text:style-name="P27"><text:span text:style-name="T2">NdioAuLa    -&gt;   True | False</text:span></text:p>
      <text:p text:style-name="P27"><text:span text:style-name="T2">UserDefined  -&gt;</text:span><text:span text:style-name="T4"> </text:span><text:span text:style-name="T2">Object</text:span></text:p>
      <text:p text:style-name="P5">Object   -&gt; name {   [name: Nambari |Char |NdioAuLa |Userdefined]+   }    </text:p>
      <text:p text:style-name="P6">eg. {name: “cal”, Age: 10}</text:p>
      <text:p text:style-name="P5">name-&gt; [a-zA-Z]+</text:p>
      <text:p text:style-name="P5">Undefined  -&gt;   Undefined    e.g Undefined name          </text:p>
      <text:p text:style-name="P25"><text:line-break/><text:line-break/></text:p>
      <text:p text:style-name="P10">Gordon Josephat Ouma SCII/00845/2019</text:p>
      <text:p text:style-name="P10">Nickleyde onyango SCII/00834/2019</text:p>
      <text:p text:style-name="P10">Timothy kokwon SCII/00833/2019</text:p>
      <text:p text:style-name="Text_20_body"/>
      <text:p text:style-name="P3">VarName - [a-z][A-Z0-9][a-z0-9]</text:p>
      <text:p text:style-name="P3">Examples:</text:p>
      <text:p text:style-name="P3">nameSpace2</text:p>
      <text:p text:style-name="P3">superLeague </text:p>
      <text:p text:style-name="P3">championsLeague </text:p>
      <text:p text:style-name="P3">headTeacher5</text:p>
      <text:p text:style-name="P19">  </text:p>
      <text:p text:style-name="P10">GROUP 2</text:p>
      <text:p text:style-name="P14">MICHAEL ORINA</text:p>
      <text:p text:style-name="P14">JAMES RIRI</text:p>
      <text:p text:style-name="P14"><text:soft-page-break/>BRUNO TOWETT</text:p>
      <text:p text:style-name="P7">funcDeclaration → func|fName| (param)| [ ]| ;</text:p>
      <text:p text:style-name="P7">fName → camelCase format| a-z| A-Z| underscore</text:p>
      <text:p text:style-name="P7">param → ( )| ,| paramName| case sensitive| in| out| inout</text:p>
      <text:p text:style-name="P7">paramName → a-z| A-Z| underscore</text:p>
      <text:p text:style-name="P7">in → passes value to the subprogram being called</text:p>
      <text:p text:style-name="P7">out → returns value to the caller of the subprogram</text:p>
      <text:p text:style-name="P7">inout →passes initial values to the subprogram being called and returns updated value to </text:p>
      <text:p text:style-name="P8">the caller</text:p>
      <text:p text:style-name="Text_20_body"/>
      <text:p text:style-name="P23">Example:</text:p>
      <text:p text:style-name="Text_20_body"/>
      <text:p text:style-name="P7">func isGood (meat, rice, inout)[</text:p>
      <text:p text:style-name="Text_20_body"/>
      <text:p text:style-name="P7">];</text:p>
      <text:p text:style-name="Text_20_body"/>
      <text:p text:style-name="P22">GROUP VARIABLE ASSIGNMENT</text:p>
      <text:p text:style-name="P16">KURTIS BENGO</text:p>
      <text:p text:style-name="P16">RAYMOND MUNENE</text:p>
      <text:p text:style-name="P16">ADANNOR ALIO</text:p>
      <text:p text:style-name="Text_20_body"/>
      <text:p text:style-name="P15">VarAssignment →VarName = expression;</text:p>
      <text:p text:style-name="P15">Expression → digit|statement</text:p>
      <text:p text:style-name="P15">Digit→0|1|2|3|4|5|6|7|8|9</text:p>
      <text:p text:style-name="Text_20_body"/>
      <text:p text:style-name="P15">E.G</text:p>
      <text:p text:style-name="P20">CONDITION STATEMENTS</text:p>
      <text:p text:style-name="P15">Mary wangui</text:p>
      <text:p text:style-name="P15">Mercy ndolo</text:p>
      <text:p text:style-name="P15">Khadijah Hassan </text:p>
      <text:p text:style-name="P15">Vincent Kemboi</text:p>
      <text:p text:style-name="Text_20_body"/>
      <text:p text:style-name="P24">Condition statements </text:p>
      <text:p text:style-name="P24">(IF-----ELSE|DO----WHILE|SWITCH CASE)</text:p>
      <text:p text:style-name="Text_20_body"/>
      <text:p text:style-name="P15">IF---ELSE-&gt; if (condition) else</text:p>
      <text:p text:style-name="P15">Condition-&gt; Variable|symbols|statement</text:p>
      <text:p text:style-name="P15">Variable-&gt; (as defined)</text:p>
      <text:p text:style-name="P15">Symbols-&gt; =|==|&gt;|&lt;|&amp;&amp;|!</text:p>
      <text:p text:style-name="Text_20_body"><text:soft-page-break/></text:p>
      <text:p text:style-name="P15">Do---While-&gt;Do{Statement}While(condition) </text:p>
      <text:p text:style-name="P15">Condition-&gt; Variable|symbols</text:p>
      <text:p text:style-name="P15">Variable-&gt; (as defined)</text:p>
      <text:p text:style-name="P15">Symbols-&gt; =|==|&gt;|&lt;|&amp;&amp;|!</text:p>
      <text:p text:style-name="Text_20_body"/>
      <text:p text:style-name="P15">Switch case-&gt;Switch(expression) {case}</text:p>
      <text:p text:style-name="P15">Expression-&gt; Statement</text:p>
      <text:p text:style-name="P15">Case-&gt; Statement</text:p>
      <text:p text:style-name="P15">Symbols-&gt; =|==|&gt;|&lt;|&amp;&amp;|!</text:p>
      <text:p text:style-name="P15">Variable-&gt; (as defined)</text:p>
      <text:p text:style-name="Text_20_body"/>
      <text:p text:style-name="P26"><text:span text:style-name="T1">Example</text:span><text:span text:style-name="T3">.</text:span></text:p>
      <text:p text:style-name="P15">Switch (day) {</text:p>
      <text:p text:style-name="Text_20_body"/>
      <text:p text:style-name="P15">Case 1 :</text:p>
      <text:p text:style-name="P19"> <text:span text:style-name="T5">Show (“Monday”) ;</text:span></text:p>
      <text:p text:style-name="P15">Case 2 :</text:p>
      <text:p text:style-name="P19">  <text:span text:style-name="T5">Show (“Tuesday”) ;</text:span></text:p>
      <text:p text:style-name="Text_20_body"/>
      <text:p text:style-name="P15">}</text:p>
      <text:p text:style-name="Text_20_body"/>
      <text:p text:style-name="P19">   </text:p>
      <text:p text:style-name="P25"><text:line-break/></text:p>
      <text:p text:style-name="P16">a = 2;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0:38:47.330040840</meta:creation-date>
    <dc:date>2022-08-30T11:32:54.575085944</dc:date>
    <meta:editing-duration>PT43M57S</meta:editing-duration>
    <meta:editing-cycles>1</meta:editing-cycles>
    <meta:document-statistic meta:table-count="0" meta:image-count="0" meta:object-count="0" meta:page-count="5" meta:paragraph-count="124" meta:word-count="442" meta:character-count="3175" meta:non-whitespace-character-count="2740"/>
    <meta:generator>LibreOffice/7.2.2.2$Linux_X86_64 LibreOffice_project/20$Build-2</meta:generator>
  </office:meta>
</office:document-meta>
</file>